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codeUtil.UTF16toUTF8( final char [ ] source , final int offset , final int length , UTF8Result resul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0">
            <text:p text:style-name="Table_20_Contents">6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UTF16Result.setLength( int new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F16Result.copyText( UTF16Resul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codeUtil.UTF8toUTF16( final byte [ ] utf8 , final int offset , final int length , final UTF16Result resul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3">
            <text:p text:style-name="Table_20_Contents">6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UnicodeUtil.UTF16toUTF8( final char [ ] source , final int offset , UTF8Result resul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7">
            <text:p text:style-name="Table_20_Contents">5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UnicodeUtil.UTF16toUTF8( final String s , final int offset , final int length , UTF8Result resul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0">
            <text:p text:style-name="Table_20_Contents">6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UTF8Result.setLength( int new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